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3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3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table:number-columns-repeated="4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number-columns-repeated="4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number-columns-repeated="4"/>
        </table:table-row>
        <table:table-row table:style-name="ro1">
          <table:table-cell table:number-columns-repeated="8"/>
          <table:table-cell>
            <draw:frame table:end-cell-address="Folha1.W56" table:end-x="2.063cm" table:end-y="0.078cm" draw:z-index="0" draw:style-name="gr1" draw:text-style-name="P1" svg:width="33.297cm" svg:height="17.939cm" svg:x="0.38cm" svg:y="0.204cm">
              <draw:object draw:notify-on-update-of-ranges="Folha1.A8:Folha1.A8 Folha1.A9:Folha1.A13 Folha1.B8:Folha1.B8 Folha1.B9:Folha1.B13 Folha1.A8:Folha1.A8 Folha1.A9:Folha1.A13 Folha1.C8:Folha1.C8 Folha1.C9:Folha1.C13 Folha1.A8:Folha1.A8 Folha1.A9:Folha1.A13 Folha1.D8:Folha1.D8 Folha1.D9:Folha1.D13 Folha1.A8:Folha1.A8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Folha1.P74" table:end-x="1.062cm" table:end-y="0.425cm" draw:z-index="1" draw:style-name="gr1" draw:text-style-name="P1" svg:width="22.453cm" svg:height="10.872cm" svg:x="1.19cm" svg:y="0.392cm">
              <draw:object draw:notify-on-update-of-ranges="Folha1.A54:Folha1.A54 Folha1.A55:Folha1.A59 Folha1.B54:Folha1.B54 Folha1.B55:Folha1.B59 Folha1.A54:Folha1.A54 Folha1.A55:Folha1.A59 Folha1.C54:Folha1.C54 Folha1.C55:Folha1.C59 Folha1.A54:Folha1.A54 Folha1.A55:Folha1.A59 Folha1.D54:Folha1.D54 Folha1.D55:Folha1.D59 Folha1.A54:Folha1.A54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Original Louvain</text:p>
          </table:table-cell>
          <table:table-cell table:number-columns-repeated="8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table:formula="of:=AVERAGE([.E55:.E59])" office:value-type="float" office:value="66.6">
            <text:p>66,6</text:p>
          </table:table-cell>
          <table:table-cell table:number-columns-repeated="4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number-columns-repeated="4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9-07-2014</text:date>, <text:time>16:49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09T16:49:27.63</dc:date>
    <dc:creator>Aguinaldo Pontes</dc:creator>
    <meta:editing-duration>PT5H57M35S</meta:editing-duration>
    <meta:editing-cycles>14</meta:editing-cycles>
    <meta:generator>OpenOffice/4.0.0$Win32 OpenOffice.org_project/400m3$Build-9702</meta:generator>
    <meta:document-statistic meta:table-count="3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8:Folha1.E13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4:Folha1.E59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